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D0000002539D5F68FAE32057F.png" manifest:media-type="image/png"/>
  <manifest:file-entry manifest:full-path="Pictures/1000000000000070000000267FFEB43F6B21FAA2.png" manifest:media-type="image/png"/>
  <manifest:file-entry manifest:full-path="Pictures/100000000000005A0000002B34A119216179C3B7.png" manifest:media-type="image/png"/>
  <manifest:file-entry manifest:full-path="Pictures/10000201000003C0000002B1B2BCB6F35541F8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1.199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604cm, 0cm, 0.6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204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19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768cm, 0cm, 0.6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1.267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77cm, 0cm, 0.8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6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1.599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097cm" svg:height="9.4cm" svg:x="7.203cm" svg:y="3cm">
          <draw:image xlink:href="Pictures/10000201000003C0000002B1B2BCB6F35541F86C.png" xlink:type="simple" xlink:show="embed" xlink:actuate="onLoad">
            <text:p/>
          </draw:image>
        </draw:frame>
        <draw:line draw:style-name="gr2" draw:text-style-name="P2" draw:layer="layout" svg:x1="2.4cm" svg:y1="13.6cm" svg:x2="5.1cm" svg:y2="13.6cm">
          <text:p/>
        </draw:line>
        <draw:line draw:style-name="gr2" draw:text-style-name="P2" draw:layer="layout" svg:x1="2.4cm" svg:y1="13.6cm" svg:x2="2.4cm" svg:y2="16.4cm">
          <text:p/>
        </draw:line>
        <draw:line draw:style-name="gr2" draw:text-style-name="P2" draw:layer="layout" svg:x1="2.4cm" svg:y1="13.6cm" svg:x2="4.5cm" svg:y2="12.5cm">
          <text:p/>
        </draw:line>
        <draw:line draw:style-name="gr2" draw:text-style-name="P2" draw:layer="layout" svg:x1="14.3cm" svg:y1="9.7cm" svg:x2="18.6cm" svg:y2="12.6cm">
          <text:p/>
        </draw:line>
        <draw:line draw:style-name="gr2" draw:text-style-name="P2" draw:layer="layout" svg:x1="14.3cm" svg:y1="9.7cm" svg:x2="13.8cm" svg:y2="13.4cm">
          <text:p/>
        </draw:line>
        <draw:line draw:style-name="gr2" draw:text-style-name="P2" draw:layer="layout" svg:x1="14.3cm" svg:y1="9.7cm" svg:x2="8.9cm" svg:y2="9.3cm">
          <text:p/>
        </draw:line>
        <draw:line draw:style-name="gr2" draw:text-style-name="P2" draw:layer="layout" svg:x1="13.4cm" svg:y1="5.7cm" svg:x2="15.4cm" svg:y2="6.1cm">
          <text:p/>
        </draw:line>
        <draw:line draw:style-name="gr2" draw:text-style-name="P2" draw:layer="layout" svg:x1="13.5cm" svg:y1="5.8cm" svg:x2="13.1cm" svg:y2="7.7cm">
          <text:p/>
        </draw:line>
        <draw:line draw:style-name="gr2" draw:text-style-name="P2" draw:layer="layout" svg:x1="13.5cm" svg:y1="5.7cm" svg:x2="12.2cm" svg:y2="5.7cm">
          <text:p/>
        </draw:line>
        <draw:frame draw:style-name="gr3" draw:text-style-name="P1" draw:layer="layout" svg:width="0.704cm" svg:height="0.909cm" svg:x="2.1cm" svg:y="16.491cm">
          <draw:image xlink:href="Pictures/100000000000005A0000002B34A119216179C3B7.png" xlink:type="simple" xlink:show="embed" xlink:actuate="onLoad">
            <text:p/>
          </draw:image>
        </draw:frame>
        <draw:frame draw:style-name="gr4" draw:text-style-name="P1" draw:layer="layout" svg:width="0.699cm" svg:height="0.909cm" svg:x="5.2cm" svg:y="13.091cm">
          <draw:image xlink:href="Pictures/100000000000005A0000002B34A119216179C3B7.png" xlink:type="simple" xlink:show="embed" xlink:actuate="onLoad">
            <text:p/>
          </draw:image>
        </draw:frame>
        <draw:frame draw:style-name="gr5" draw:text-style-name="P1" draw:layer="layout" svg:width="0.699cm" svg:height="0.909cm" svg:x="4.5cm" svg:y="11.9cm">
          <draw:image xlink:href="Pictures/100000000000005A0000002B34A119216179C3B7.png" xlink:type="simple" xlink:show="embed" xlink:actuate="onLoad">
            <text:p/>
          </draw:image>
        </draw:frame>
        <draw:frame draw:style-name="gr6" draw:text-style-name="P1" draw:layer="layout" svg:width="0.777cm" svg:height="0.782cm" svg:x="18.522cm" svg:y="12.4cm">
          <draw:image xlink:href="Pictures/100000000000005D0000002539D5F68FAE32057F.png" xlink:type="simple" xlink:show="embed" xlink:actuate="onLoad">
            <text:p/>
          </draw:image>
        </draw:frame>
        <draw:frame draw:style-name="gr7" draw:text-style-name="P1" draw:layer="layout" svg:width="0.599cm" svg:height="0.782cm" svg:x="8.1cm" svg:y="8.9cm">
          <draw:image xlink:href="Pictures/100000000000005D0000002539D5F68FAE32057F.png" xlink:type="simple" xlink:show="embed" xlink:actuate="onLoad">
            <text:p/>
          </draw:image>
        </draw:frame>
        <draw:frame draw:style-name="gr8" draw:text-style-name="P1" draw:layer="layout" svg:width="0.7cm" svg:height="0.782cm" svg:x="13.5cm" svg:y="13.418cm">
          <draw:image xlink:href="Pictures/100000000000005D0000002539D5F68FAE32057F.png" xlink:type="simple" xlink:show="embed" xlink:actuate="onLoad">
            <text:p/>
          </draw:image>
        </draw:frame>
        <draw:frame draw:style-name="gr9" draw:text-style-name="P1" draw:layer="layout" svg:width="0.799cm" svg:height="0.803cm" svg:x="11.5cm" svg:y="5.3cm">
          <draw:image xlink:href="Pictures/1000000000000070000000267FFEB43F6B21FAA2.png" xlink:type="simple" xlink:show="embed" xlink:actuate="onLoad">
            <text:p/>
          </draw:image>
        </draw:frame>
        <draw:frame draw:style-name="gr10" draw:text-style-name="P1" draw:layer="layout" svg:width="0.769cm" svg:height="0.803cm" svg:x="15.53cm" svg:y="5.8cm">
          <draw:image xlink:href="Pictures/1000000000000070000000267FFEB43F6B21FAA2.png" xlink:type="simple" xlink:show="embed" xlink:actuate="onLoad">
            <text:p/>
          </draw:image>
        </draw:frame>
        <draw:frame draw:style-name="gr11" draw:text-style-name="P1" draw:layer="layout" svg:width="0.77cm" svg:height="0.803cm" svg:x="12.7cm" svg:y="7.697cm">
          <draw:image xlink:href="Pictures/1000000000000070000000267FFEB43F6B21FAA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30T11:27:41.270227417</meta:creation-date>
    <dc:date>2019-09-30T11:54:22.311997976</dc:date>
    <meta:editing-duration>PT26M38S</meta:editing-duration>
    <meta:editing-cycles>10</meta:editing-cycles>
    <meta:generator>LibreOffice/5.1.6.2$Linux_X86_64 LibreOffice_project/10m0$Build-2</meta:generator>
    <meta:document-statistic meta:object-count="19"/>
  </office:meta>
</office:document-meta>
</file>